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3958in" table:align="left"/>
    </style:style>
    <style:style style:name="Tabla1.A" style:family="table-column">
      <style:table-column-properties style:column-width="0.8347in"/>
    </style:style>
    <style:style style:name="Tabla1.B" style:family="table-column">
      <style:table-column-properties style:column-width="1.4049in"/>
    </style:style>
    <style:style style:name="Tabla1.C" style:family="table-column">
      <style:table-column-properties style:column-width="0.5521in"/>
    </style:style>
    <style:style style:name="Tabla1.D" style:family="table-column">
      <style:table-column-properties style:column-width="3.6042in"/>
    </style:style>
    <style:style style:name="Tabla1.A1" style:family="table-cell">
      <style:table-cell-properties style:vertical-align="middle" fo:background-color="#f3f3f3" fo:padding="0.0694in" fo:border="1pt solid #000000">
        <style:background-image/>
      </style:table-cell-properties>
    </style:style>
    <style:style style:name="Tabla1.D1" style:family="table-cell">
      <style:table-cell-properties style:vertical-align="middle" fo:padding="0.0694in" fo:border="1pt solid #000000"/>
    </style:style>
    <style:style style:name="Tabla1.D2" style:family="table-cell">
      <style:table-cell-properties style:vertical-align="middle" fo:padding="0.0694in" fo:border="1pt solid #000000"/>
    </style:style>
    <style:style style:name="Tabla1.A3" style:family="table-cell">
      <style:table-cell-properties style:vertical-align="middle" fo:background-color="#efefef" fo:padding="0.0694in" fo:border="1pt solid #000000">
        <style:background-image/>
      </style:table-cell-properties>
    </style:style>
    <style:style style:name="Tabla1.A4" style:family="table-cell">
      <style:table-cell-properties style:vertical-align="middle" fo:padding="0.0694in" fo:border="1pt solid #000000"/>
    </style:style>
    <style:style style:name="Tabla1.A6" style:family="table-cell">
      <style:table-cell-properties style:vertical-align="middle" fo:padding="0.0694in" fo:border="1pt solid #000000"/>
    </style:style>
    <style:style style:name="Tabla1.A8" style:family="table-cell">
      <style:table-cell-properties style:vertical-align="middle" fo:padding="0.0694in" fo:border="1pt solid #000000"/>
    </style:style>
    <style:style style:name="Tabla1.A10" style:family="table-cell">
      <style:table-cell-properties style:vertical-align="middle" fo:padding="0.0694in" fo:border="1pt solid #000000"/>
    </style:style>
    <style:style style:name="Tabla1.A12" style:family="table-cell">
      <style:table-cell-properties style:vertical-align="middle" fo:padding="0.0694in" fo:border="1pt solid #000000"/>
    </style:style>
    <style:style style:name="Tabla1.B12" style:family="table-cell">
      <style:table-cell-properties style:vertical-align="middle" fo:padding="0.0694in" fo:border="1pt solid #000000"/>
    </style:style>
    <style:style style:name="Tabla1.C12" style:family="table-cell">
      <style:table-cell-properties style:vertical-align="middle" fo:padding="0.0694in" fo:border="1pt solid #000000"/>
    </style:style>
    <style:style style:name="Tabla1.A13" style:family="table-cell">
      <style:table-cell-properties style:vertical-align="middle" fo:padding="0.0694in" fo:border="1pt solid #000000"/>
    </style:style>
    <style:style style:name="Tabla1.B13" style:family="table-cell">
      <style:table-cell-properties style:vertical-align="middle" fo:padding="0.0694in" fo:border="1pt solid #000000"/>
    </style:style>
    <style:style style:name="Tabla1.C13" style:family="table-cell">
      <style:table-cell-properties style:vertical-align="middle" fo:padding="0.0694in" fo:border="1pt solid #000000"/>
    </style:style>
    <style:style style:name="Tabla1.A14" style:family="table-cell">
      <style:table-cell-properties style:vertical-align="middle" fo:padding="0.0694in" fo:border="1pt solid #000000"/>
    </style:style>
    <style:style style:name="Tabla1.B14" style:family="table-cell">
      <style:table-cell-properties style:vertical-align="middle" fo:padding="0.0694in" fo:border="1pt solid #000000"/>
    </style:style>
    <style:style style:name="Tabla1.C14" style:family="table-cell">
      <style:table-cell-properties style:vertical-align="middle" fo:padding="0.0694in" fo:border="1pt solid #000000"/>
    </style:style>
    <style:style style:name="Tabla1.A15" style:family="table-cell">
      <style:table-cell-properties style:vertical-align="middle" fo:padding="0.0694in" fo:border="1pt solid #000000"/>
    </style:style>
    <style:style style:name="Tabla1.B15" style:family="table-cell">
      <style:table-cell-properties style:vertical-align="middle" fo:padding="0.0694in" fo:border="1pt solid #000000"/>
    </style:style>
    <style:style style:name="Tabla1.C15" style:family="table-cell">
      <style:table-cell-properties style:vertical-align="middle" fo:padding="0.0694in" fo:border="1pt solid #000000"/>
    </style:style>
    <style:style style:name="Tabla1.A16" style:family="table-cell">
      <style:table-cell-properties style:vertical-align="middle" fo:padding="0.0694in" fo:border="1pt solid #000000"/>
    </style:style>
    <style:style style:name="Tabla1.B16" style:family="table-cell">
      <style:table-cell-properties style:vertical-align="middle" fo:padding="0.0694in" fo:border="1pt solid #000000"/>
    </style:style>
    <style:style style:name="Tabla1.C16" style:family="table-cell">
      <style:table-cell-properties style:vertical-align="middle" fo:padding="0.0694in" fo:border="1pt solid #000000"/>
    </style:style>
    <style:style style:name="Tabla1.A18" style:family="table-cell">
      <style:table-cell-properties style:vertical-align="middle" fo:padding="0.0694in" fo:border="1pt solid #000000"/>
    </style:style>
    <style:style style:name="Tabla1.B18" style:family="table-cell">
      <style:table-cell-properties style:vertical-align="middle" fo:padding="0.0694in" fo:border="1pt solid #000000"/>
    </style:style>
    <style:style style:name="Tabla1.C18" style:family="table-cell">
      <style:table-cell-properties style:vertical-align="middle" fo:padding="0.0694in" fo:border="1pt solid #000000"/>
    </style:style>
    <style:style style:name="Tabla1.A19" style:family="table-cell">
      <style:table-cell-properties style:vertical-align="middle" fo:padding="0.0694in" fo:border="1pt solid #000000"/>
    </style:style>
    <style:style style:name="Tabla1.B19" style:family="table-cell">
      <style:table-cell-properties style:vertical-align="middle" fo:padding="0.0694in" fo:border="1pt solid #000000"/>
    </style:style>
    <style:style style:name="Tabla1.C19" style:family="table-cell">
      <style:table-cell-properties style:vertical-align="middle" fo:padding="0.0694in" fo:border="1pt solid #000000"/>
    </style:style>
    <style:style style:name="Tabla1.A20" style:family="table-cell">
      <style:table-cell-properties style:vertical-align="middle" fo:padding="0.0694in" fo:border="1pt solid #000000"/>
    </style:style>
    <style:style style:name="Tabla1.B20" style:family="table-cell">
      <style:table-cell-properties style:vertical-align="middle" fo:padding="0.0694in" fo:border="1pt solid #000000"/>
    </style:style>
    <style:style style:name="Tabla1.C20" style:family="table-cell">
      <style:table-cell-properties style:vertical-align="middle" fo:padding="0.0694in" fo:border="1pt solid #000000"/>
    </style:style>
    <style:style style:name="Tabla1.A21" style:family="table-cell">
      <style:table-cell-properties style:vertical-align="middle" fo:padding="0.0694in" fo:border="1pt solid #000000"/>
    </style:style>
    <style:style style:name="Tabla1.B21" style:family="table-cell">
      <style:table-cell-properties style:vertical-align="middle" fo:padding="0.0694in" fo:border="1pt solid #000000"/>
    </style:style>
    <style:style style:name="Tabla1.C21" style:family="table-cell">
      <style:table-cell-properties style:vertical-align="middle" fo:padding="0.0694in" fo:border="1pt solid #000000"/>
    </style:style>
    <style:style style:name="Tabla1.A22" style:family="table-cell">
      <style:table-cell-properties style:vertical-align="middle" fo:padding="0.0694in" fo:border="1pt solid #000000"/>
    </style:style>
    <style:style style:name="Tabla1.B22" style:family="table-cell">
      <style:table-cell-properties style:vertical-align="middle" fo:padding="0.0694in" fo:border="1pt solid #000000"/>
    </style:style>
    <style:style style:name="Tabla1.C22" style:family="table-cell">
      <style:table-cell-properties style:vertical-align="middle" fo:padding="0.0694in" fo:border="1pt solid #000000"/>
    </style:style>
    <style:style style:name="Tabla1.A24" style:family="table-cell">
      <style:table-cell-properties style:vertical-align="middle" fo:padding="0.0694in" fo:border="1pt solid #000000"/>
    </style:style>
    <style:style style:name="Tabla1.A26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.0417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officeooo:rsid="0013ea91" officeooo:paragraph-rsid="0013ea91" style:text-blinking="false" fo:background-color="transparent"/>
    </style:style>
    <style:style style:name="P6" style:family="paragraph" style:parent-style-name="Table_20_Contents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 style:list-style-name="L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able_20_Contents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 style:list-style-name="L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e09d" officeooo:paragraph-rsid="0012e09d" style:text-blinking="false" fo:background-color="transparent"/>
    </style:style>
    <style:style style:name="P1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rsid="0012372b" officeooo:paragraph-rsid="0012372b" style:text-blinking="false" fo:background-color="transparent"/>
    </style:style>
    <style:style style:name="P17" style:family="paragraph" style:parent-style-name="Table_20_Contents">
      <style:text-properties officeooo:rsid="0012372b" officeooo:paragraph-rsid="0012372b"/>
    </style:style>
    <style:style style:name="P18" style:family="paragraph" style:parent-style-name="Table_20_Contents">
      <style:paragraph-properties fo:margin-left="0.25in" fo:margin-right="0in" fo:margin-top="0in" fo:margin-bottom="0in" style:contextual-spacing="false" fo:line-height="120%" fo:text-indent="-0.25in" style:auto-text-indent="false" fo:padding="0in" fo:border="none" style:writing-mode="lr-tb"/>
    </style:style>
    <style:style style:name="P19" style:family="paragraph" style:parent-style-name="Table_20_Contents">
      <style:text-properties officeooo:rsid="0012e09d" officeooo:paragraph-rsid="0012e09d"/>
    </style:style>
    <style:style style:name="P20" style:family="paragraph" style:parent-style-name="Table_20_Contents">
      <style:text-properties officeooo:rsid="00136ed2" officeooo:paragraph-rsid="00136ed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officeooo:rsid="0012e09d"/>
    </style:style>
    <style:style style:name="T5" style:family="text">
      <style:text-properties officeooo:rsid="00136ed2"/>
    </style:style>
    <style:style style:name="T6" style:family="text">
      <style:text-properties officeooo:rsid="0013ea9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so de uso para el inicio de sesión de usuarios registrado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xml:id="list3299350209" text:style-name="L1">
              <text:list-item>
                <text:p text:style-name="P6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17">Iniciar sesión</text:p>
          </table:table-cell>
        </table:table-row>
        <table:table-row>
          <table:table-cell table:style-name="Tabla1.A1" table:number-columns-spanned="3" office:value-type="string">
            <text:list xml:id="list4239591757" text:style-name="L2">
              <text:list-item>
                <text:p text:style-name="P7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17">CU<text:span text:style-name="T6">2</text:span></text:p>
          </table:table-cell>
        </table:table-row>
        <table:table-row>
          <table:table-cell table:style-name="Tabla1.A3" table:number-columns-spanned="4" office:value-type="string">
            <text:list xml:id="list940955218" text:style-name="L3">
              <text:list-item>
                <text:p text:style-name="P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P17">Un usuario puede iniciar sesión <text:span text:style-name="T6">introduciendo su email y su contraseña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459586401" text:style-name="L4">
              <text:list-item>
                <text:p text:style-name="P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6">Estudiante, profesor y visitante corporativo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658700682" text:style-name="L5">
              <text:list-item>
                <text:p text:style-name="P1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16">El usuario existe y no está autenticado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561192951" text:style-name="L6">
              <text:list-item>
                <text:p text:style-name="P1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16">El usuario está autenticado en la aplicación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32441992" text:style-name="L7">
              <text:list-item>
                <text:p text:style-name="P12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">Nú<text:span text:style-name="T4">mero</text:span></text:p>
          </table:table-cell>
          <table:table-cell table:style-name="Tabla1.B12" office:value-type="string">
            <text:p text:style-name="P2">Acción del actor</text:p>
          </table:table-cell>
          <table:table-cell table:style-name="Tabla1.C12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3" office:value-type="string">
            <text:p text:style-name="P1">1</text:p>
          </table:table-cell>
          <table:table-cell table:style-name="Tabla1.B13" office:value-type="string">
            <text:p text:style-name="P19">El usuario introduce su email y contraseña</text:p>
          </table:table-cell>
          <table:table-cell table:style-name="Tabla1.C13" table:number-columns-spanned="2" office:value-type="string">
            <text:p text:style-name="P19">La aplicación verifica que los datos son correctos</text:p>
          </table:table-cell>
          <table:covered-table-cell/>
        </table:table-row>
        <table:table-row>
          <table:table-cell table:style-name="Tabla1.A14" office:value-type="string">
            <text:p text:style-name="P1">2</text:p>
          </table:table-cell>
          <table:table-cell table:style-name="Tabla1.B14" office:value-type="string">
            <text:p text:style-name="P19">El usuario pulsa “Log in”</text:p>
          </table:table-cell>
          <table:table-cell table:style-name="Tabla1.C14" table:number-columns-spanned="2" office:value-type="string">
            <text:p text:style-name="P19">La aplicación muestra la pagina web relativa al rol del autenticado</text:p>
          </table:table-cell>
          <table:covered-table-cell/>
        </table:table-row>
        <table:table-row>
          <table:table-cell table:style-name="Tabla1.A15" office:value-type="string">
            <text:p text:style-name="P1"/>
          </table:table-cell>
          <table:table-cell table:style-name="Tabla1.B15" office:value-type="string">
            <text:p text:style-name="P19"/>
          </table:table-cell>
          <table:table-cell table:style-name="Tabla1.C1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6" office:value-type="string">
            <text:p text:style-name="P19"/>
          </table:table-cell>
          <table:table-cell table:style-name="Tabla1.B16" office:value-type="string">
            <text:p text:style-name="P19"/>
          </table:table-cell>
          <table:table-cell table:style-name="Tabla1.C1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p text:style-name="P18"><text:span text:style-name="T1"/></text:p>
            <text:p text:style-name="P18"><text:span text:style-name="T1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2">Nº</text:p>
          </table:table-cell>
          <table:table-cell table:style-name="Tabla1.B18" office:value-type="string">
            <text:p text:style-name="P2">Acción del actor</text:p>
          </table:table-cell>
          <table:table-cell table:style-name="Tabla1.C18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9" office:value-type="string">
            <text:p text:style-name="P15">3b</text:p>
          </table:table-cell>
          <table:table-cell table:style-name="Tabla1.B19" office:value-type="string">
            <text:p text:style-name="P19">Usuario introduce email incorrecto</text:p>
          </table:table-cell>
          <table:table-cell table:style-name="Tabla1.C19" table:number-columns-spanned="2" office:value-type="string">
            <text:p text:style-name="P19">La aplicación comprueba que el email no existe</text:p>
          </table:table-cell>
          <table:covered-table-cell/>
        </table:table-row>
        <text:soft-page-break/>
        <table:table-row>
          <table:table-cell table:style-name="Tabla1.A20" office:value-type="string">
            <text:p text:style-name="P15">3c</text:p>
          </table:table-cell>
          <table:table-cell table:style-name="Tabla1.B20" office:value-type="string">
            <text:p text:style-name="P19">Usuario introduce contraseña incorrecta</text:p>
          </table:table-cell>
          <table:table-cell table:style-name="Tabla1.C20" table:number-columns-spanned="2" office:value-type="string">
            <text:p text:style-name="P19">La aplicación comprueba que la contraseña es incorrecta</text:p>
          </table:table-cell>
          <table:covered-table-cell/>
        </table:table-row>
        <table:table-row>
          <table:table-cell table:style-name="Tabla1.A21" office:value-type="string">
            <text:p text:style-name="P15">4b</text:p>
          </table:table-cell>
          <table:table-cell table:style-name="Tabla1.B21" office:value-type="string">
            <text:p text:style-name="P19">Usuario introduce email incorrecto</text:p>
          </table:table-cell>
          <table:table-cell table:style-name="Tabla1.C21" table:number-columns-spanned="2" office:value-type="string">
            <text:p text:style-name="P19">La aplicación muestra en la web de inicio de sesion el error ”El usuario no existe”</text:p>
          </table:table-cell>
          <table:covered-table-cell/>
        </table:table-row>
        <table:table-row>
          <table:table-cell table:style-name="Tabla1.A22" office:value-type="string">
            <text:p text:style-name="P19">4c</text:p>
          </table:table-cell>
          <table:table-cell table:style-name="Tabla1.B22" office:value-type="string">
            <text:p text:style-name="P19">Usuario introduce contraseña incorrecta</text:p>
          </table:table-cell>
          <table:table-cell table:style-name="Tabla1.C22" table:number-columns-spanned="2" office:value-type="string">
            <text:p text:style-name="P19">La aplicación muestra en la pagina de inicio de sesion el error “Contraseña invalida”</text:p>
          </table:table-cell>
          <table:covered-table-cell/>
        </table:table-row>
        <table:table-row>
          <table:table-cell table:style-name="Tabla1.A3" table:number-columns-spanned="4" office:value-type="string">
            <text:list xml:id="list550923734" text:style-name="L8">
              <text:list-item>
                <text:p text:style-name="P1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4196332842" text:style-name="L9">
              <text:list-item>
                <text:p text:style-name="P1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P20">PENCIL</text:p>
          </table:table-cell>
          <table:covered-table-cell/>
          <table:covered-table-cell/>
          <table:covered-table-cell/>
        </table:table-row>
      </table:table>
      <text:p text:style-name="Text_20_body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07T21:09:18.799906691</dc:date>
    <meta:editing-duration>PT14M59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43" meta:word-count="202" meta:character-count="1234" meta:non-whitespace-character-count="1067"/>
  </office:meta>
</office:document-meta>
</file>